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rsid="000033cc" officeooo:paragraph-rsid="000033cc"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4" style:family="paragraph" style:parent-style-name="Text_20_body">
      <style:paragraph-properties fo:text-align="start" style:justify-single-word="false"/>
      <style:text-properties fo:language="da" fo:country="DK" fo:font-weight="bold" officeooo:rsid="000033cc" officeooo:paragraph-rsid="000033cc" style:language-asian="zxx" style:country-asian="none" style:font-weight-asian="bold" style:language-complex="zxx" style:country-complex="none" style:font-weight-complex="bold"/>
    </style:style>
    <style:style style:name="P5" style:family="paragraph" style:parent-style-name="Text_20_body">
      <style:paragraph-properties fo:text-align="start" style:justify-single-word="false"/>
      <style:text-properties fo:language="da" fo:country="DK" fo:font-weight="bold" officeooo:rsid="000033cc" officeooo:paragraph-rsid="0000394b" style:language-asian="zxx" style:country-asian="none" style:font-weight-asian="bold" style:language-complex="zxx" style:country-complex="none" style:font-weight-complex="bold"/>
    </style:style>
    <style:style style:name="P6" style:family="paragraph" style:parent-style-name="Text_20_body">
      <style:paragraph-properties fo:text-align="start" style:justify-single-word="false"/>
      <style:text-properties fo:language="da" fo:country="DK" fo:font-weight="normal" officeooo:rsid="000033cc" officeooo:paragraph-rsid="000033cc" style:language-asian="zxx" style:country-asian="none" style:font-weight-asian="normal" style:language-complex="zxx" style:country-complex="none" style:font-weight-complex="normal"/>
    </style:style>
    <style:style style:name="P7" style:family="paragraph" style:parent-style-name="Text_20_body">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8" style:family="paragraph" style:parent-style-name="Text_20_body">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P9" style:family="paragraph" style:parent-style-name="Text_20_body">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10" style:family="paragraph" style:parent-style-name="Title">
      <style:text-properties fo:language="da" fo:country="DK" officeooo:rsid="000033cc" officeooo:paragraph-rsid="000033cc" style:language-asian="zxx" style:country-asian="none" style:language-complex="zxx" style:country-complex="none"/>
    </style:style>
    <style:style style:name="P11" style:family="paragraph" style:parent-style-name="Subtitle">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12" style:family="paragraph" style:parent-style-name="Subtitle">
      <style:paragraph-properties fo:text-align="start" style:justify-single-word="false"/>
      <style:text-properties fo:language="da" fo:country="DK" officeooo:rsid="0000394b" officeooo:paragraph-rsid="0000394b" style:language-asian="zxx" style:country-asian="none" style:language-complex="zxx" style:country-complex="none"/>
    </style:style>
    <style:style style:name="P13" style:family="paragraph" style:parent-style-name="Subtitle">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14" style:family="paragraph" style:parent-style-name="Subtitle">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15" style:family="paragraph" style:parent-style-name="Subtitle">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P16" style:family="paragraph" style:parent-style-name="Subtitle">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17" style:family="paragraph" style:parent-style-name="Text_20_body" style:list-style-name="L1">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da" fo:country="DK" officeooo:rsid="0007fd69" officeooo:paragraph-rsid="0007fd69" style:language-asian="zxx" style:country-asian="none" style:language-complex="zxx" style:country-complex="none"/>
    </style:style>
    <style:style style:name="P19" style:family="paragraph" style:parent-style-name="Text_20_body" style:list-style-name="L1">
      <style:paragraph-properties fo:text-align="start" style:justify-single-word="false"/>
      <style:text-properties fo:language="da" fo:country="DK" officeooo:rsid="0007fd69" officeooo:paragraph-rsid="0007fd69" style:language-asian="zxx" style:country-asian="none" style:language-complex="zxx" style:country-complex="none"/>
    </style:style>
    <style:style style:name="P20" style:family="paragraph" style:parent-style-name="Text_20_body" style:list-style-name="L3">
      <style:paragraph-properties fo:text-align="start" style:justify-single-word="false"/>
      <style:text-properties fo:language="da" fo:country="DK" fo:font-weight="normal" officeooo:rsid="00058271" officeooo:paragraph-rsid="0008bc3c" style:language-asian="zxx" style:country-asian="none" style:font-weight-asian="normal" style:language-complex="zxx" style:country-complex="none" style:font-weight-complex="normal"/>
    </style:style>
    <style:style style:name="P21" style:family="paragraph" style:parent-style-name="Text_20_body">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22" style:family="paragraph" style:parent-style-name="Text_20_body">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23" style:family="paragraph" style:parent-style-name="Text_20_body" style:list-style-name="L4">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24" style:family="paragraph" style:parent-style-name="Text_20_body" style:list-style-name="L5">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25" style:family="paragraph" style:parent-style-name="Text_20_body" style:list-style-name="L5">
      <style:paragraph-properties fo:text-align="start" style:justify-single-word="false"/>
      <style:text-properties fo:language="da" fo:country="DK" fo:font-weight="normal" officeooo:rsid="0008bc3c" officeooo:paragraph-rsid="0008bc3c" style:language-asian="zxx" style:country-asian="none" style:font-weight-asian="normal" style:language-complex="zxx" style:country-complex="none" style:font-weight-complex="normal"/>
    </style:style>
    <style:style style:name="P26" style:family="paragraph" style:parent-style-name="Text_20_body" style:list-style-name="L7">
      <style:paragraph-properties fo:text-align="start" style:justify-single-word="false"/>
      <style:text-properties fo:language="da" fo:country="DK" fo:font-weight="normal" officeooo:rsid="0008bc3c" officeooo:paragraph-rsid="0008bc3c" style:language-asian="zxx" style:country-asian="none" style:font-weight-asian="normal" style:language-complex="zxx" style:country-complex="none" style:font-weight-complex="normal"/>
    </style:style>
    <style:style style:name="P27" style:family="paragraph" style:parent-style-name="Text_20_body">
      <style:paragraph-properties fo:text-align="start" style:justify-single-word="false"/>
      <style:text-properties fo:language="da" fo:country="DK" fo:font-weight="bold" officeooo:rsid="0003a268" officeooo:paragraph-rsid="0008bc3c" style:language-asian="zxx" style:country-asian="none" style:font-weight-asian="bold" style:language-complex="zxx" style:country-complex="none" style:font-weight-complex="bold"/>
    </style:style>
    <style:style style:name="P28" style:family="paragraph" style:parent-style-name="Text_20_body">
      <style:paragraph-properties fo:text-align="start" style:justify-single-word="false"/>
      <style:text-properties fo:language="da" fo:country="DK" fo:font-weight="bold" officeooo:rsid="0007fd69" officeooo:paragraph-rsid="0007fd69" style:language-asian="zxx" style:country-asian="none" style:font-weight-asian="bold" style:language-complex="zxx" style:country-complex="none" style:font-weight-complex="bold"/>
    </style:style>
    <style:style style:name="P29" style:family="paragraph" style:parent-style-name="Text_20_body">
      <style:paragraph-properties fo:text-align="start" style:justify-single-word="false"/>
      <style:text-properties fo:language="da" fo:country="DK" fo:font-weight="bold" officeooo:rsid="00058271" officeooo:paragraph-rsid="0008bc3c" style:language-asian="zxx" style:country-asian="none" style:font-weight-asian="bold" style:language-complex="zxx" style:country-complex="none" style:font-weight-complex="bold"/>
    </style:style>
    <style:style style:name="P30" style:family="paragraph" style:parent-style-name="Text_20_body" style:list-style-name="L6">
      <style:paragraph-properties fo:text-align="start" style:justify-single-word="false"/>
      <style:text-properties officeooo:paragraph-rsid="0008bc3c"/>
    </style:style>
    <style:style style:name="T1" style:family="text">
      <style:text-properties officeooo:rsid="00058271"/>
    </style:style>
    <style:style style:name="T2" style:family="text">
      <style:text-properties officeooo:rsid="00069a58"/>
    </style:style>
    <style:style style:name="T3" style:family="text">
      <style:text-properties officeooo:rsid="0007fd69"/>
    </style:style>
    <style:style style:name="T4" style:family="text">
      <style:text-properties officeooo:rsid="0008bc3c"/>
    </style:style>
    <style:style style:name="T5" style:family="text">
      <style:text-properties fo:language="da" fo:country="DK" fo:font-weight="normal" officeooo:rsid="00058271" style:language-asian="zxx" style:country-asian="none" style:font-weight-asian="normal" style:language-complex="zxx" style:country-complex="none" style:font-weight-complex="normal"/>
    </style:style>
    <style:style style:name="T6" style:family="text">
      <style:text-properties officeooo:rsid="000a9b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 Case 7 – <text:span text:style-name="T3">Tilføj/Fjern/Ændre</text:span> busruteplan</text:p>
      <text:p text:style-name="P1"/>
      <text:p text:style-name="P11">Mål:</text:p>
      <text:p text:style-name="P2">Målet med denne Use Case er, <text:span text:style-name="T3">at kunne tilføje, fjerne eller ændre en busruteplan. Med tilføjelse menes der, at en hel ny ruteplan bliver persisteret. Med fjernelse menes der, at en allerede persisteret rute bliver fjernet. Med ændring menes der, at der ændres i en allerede persisteret ruteplan.</text:span></text:p>
      <text:p text:style-name="P2"/>
      <text:p text:style-name="P11">Initiering:</text:p>
      <text:p text:style-name="P2">Administratoren tilkendegiver over for systemet at han ønsker <text:span text:style-name="T3">at lave ændringer i ruteplanen for en bus. Herefter bliver han stillet overfor valget om han ønsker at tilføje en ny ruteplan, fjerne en allerede eksisterende ruteplan, eller ændre den eksisterende ruteplan. Normalforløb 1 beskriver tilføjelsen, normalforløb 2 beskriver fjernelsen og normalforløb 3 beskriver ændring.</text:span></text:p>
      <text:p text:style-name="P2"/>
      <text:p text:style-name="P11">Aktører:</text:p>
      <text:p text:style-name="P4">Primære aktører:</text:p>
      <text:p text:style-name="P6">Administrator</text:p>
      <text:p text:style-name="P6"/>
      <text:p text:style-name="P14">Antal samtidige forekomster</text:p>
      <text:p text:style-name="P7">En samtidig forekomst.</text:p>
      <text:p text:style-name="P7"/>
      <text:p text:style-name="P14">Ikke funktionelle krav:</text:p>
      <text:p text:style-name="P7">Kommer senere</text:p>
      <text:p text:style-name="P5"/>
      <text:p text:style-name="P14">Startbetingelser:</text:p>
      <text:p text:style-name="P22">Man skal have administrator rettigheder, for at kunne tilgå denne del af systemet.</text:p>
      <text:p text:style-name="P7"/>
      <text:p text:style-name="P12">Slutresultat ved succes:</text:p>
      <text:p text:style-name="P18">Den valgte bus vil enten have fået tilføjet en ny busrute, fjernet en allerede eksisterende busrute eller ændret i en allerede eksisterende busrute.</text:p>
      <text:p text:style-name="P15">Slutresultat ved undtagelser:</text:p>
      <text:p text:style-name="P8">De valgte busrute vil ikke blive opdateret. Hvis administratoren har lavet ændringer og trykker <text:span text:style-name="T1">annuller</text:span> eller lukker <text:span text:style-name="T3">systemet</text:span>, vil han blive præsenteret for en besked. Her f<text:span text:style-name="T3">å</text:span>r han muligheden for <text:soft-page-break/>at gemme eller lukke. Hvis han gemmer bliver data gemt, som ved succes og hvis han trykker luk, vil ændret data ikke blive gemt.</text:p>
      <text:p text:style-name="P8"/>
      <text:p text:style-name="P13">Normalforløb</text:p>
      <text:p text:style-name="P28">Normalforløb 1: Tilføjelse af busrute</text:p>
      <text:list xml:id="list6189383617166783950" text:style-name="L4">
        <text:list-item>
          <text:p text:style-name="P23">Administrator tilkendegiver overfor systemet, at han ønsker at tilføje en rute til et givent busnummer</text:p>
        </text:list-item>
        <text:list-item>
          <text:p text:style-name="P23">Et værktøj bliver præsenteret, hvor et tomt kort kan ses. Her kan administratoren tilføje en ny rute, med veje og busstoppesteder.</text:p>
        </text:list-item>
        <text:list-item>
          <text:p text:style-name="P23">Ruten skabes til administratoren tilfredshed</text:p>
        </text:list-item>
        <text:list-item>
          <text:p text:style-name="P23">Der tilkendegives overfor systemet, at ruten skal gemmes.</text:p>
        </text:list-item>
        <text:list-item>
          <text:p text:style-name="P23">Den tilføjede rute persisteres.</text:p>
        </text:list-item>
      </text:list>
      <text:p text:style-name="P22"/>
      <text:p text:style-name="P28">Normalforløb 2: Fjernelse af busrute</text:p>
      <text:list xml:id="list5607192390238466177" text:style-name="L5">
        <text:list-item>
          <text:p text:style-name="P24">Administrator tilkendegiver overfor <text:span text:style-name="T4">systemet, at han ønsker at fjerne en allerede persisteret rute, for et givent busnummer</text:span></text:p>
        </text:list-item>
        <text:list-item>
          <text:p text:style-name="P25">Det tilkendegives overfor systemet, at fjernelsen af ruten skal gemmes.</text:p>
        </text:list-item>
        <text:list-item>
          <text:p text:style-name="P25">Den valgte rute fjernes fra persisteringen.</text:p>
        </text:list-item>
      </text:list>
      <text:p text:style-name="P28"/>
      <text:p text:style-name="P28">Normalforløb 3: Ændring af busrute</text:p>
      <text:list xml:id="list6940039666444380378" text:style-name="L1">
        <text:list-item>
          <text:p text:style-name="P17">Administrator <text:span text:style-name="T1">tilkendegiver</text:span> over for <text:span text:style-name="T3">s</text:span>ystem<text:span text:style-name="T3">et</text:span>, at han ønsker at ændre rute<text:span text:style-name="T3">n</text:span> <text:span text:style-name="T3">for et givent busnummer.</text:span></text:p>
        </text:list-item>
        <text:list-item>
          <text:p text:style-name="P17">Et værktøj bliver præsenteret, <text:span text:style-name="T3">med den allerede persisterede rute vist. Her kan administratoren tilføje eller fjerne veje og busstoppesteder.</text:span></text:p>
        </text:list-item>
        <text:list-item>
          <text:p text:style-name="P17">Ruten ændres i det omfang der er behov for.</text:p>
        </text:list-item>
        <text:list-item>
          <text:p text:style-name="P19">Der tilkendegives over for systemet, at ændringer skal gemmes.</text:p>
        </text:list-item>
        <text:list-item>
          <text:p text:style-name="P19">Den ændrede rute persisteres.</text:p>
        </text:list-item>
      </text:list>
      <text:p text:style-name="P3"/>
      <text:p text:style-name="P13">Undtagelser:</text:p>
      <text:p text:style-name="P27">Undtagelse 1: Administratoren <text:span text:style-name="T4">annullerer ændringsprocessen, før tilføjelser, fjernelser eller ændringer er foretaget. </text:span></text:p>
      <text:list xml:id="list2836298987853168588" text:style-name="L6">
        <text:list-item>
          <text:p text:style-name="P30"><text:span text:style-name="T5">Der returneres til administrations-hovedskærmen.</text:span></text:p>
        </text:list-item>
      </text:list>
      <text:p text:style-name="P9"/>
      <text:p text:style-name="P29">Undtagelse 2: Administratoren <text:span text:style-name="T4">annullerer ændringsprocessen</text:span>, <text:span text:style-name="T4">efter tilføjelser, fjernelser eller ændringer er foretaget.</text:span></text:p>
      <text:list xml:id="list8195392970768610739" text:style-name="L3">
        <text:list-item>
          <text:p text:style-name="P20">Administratoren bliver præsenteret for en <text:span text:style-name="T4">besked</text:span>, hvori han bliver spurgt, om han vil gemme eller ej</text:p>
          <text:list>
            <text:list-item>
              <text:p text:style-name="P20">Hvis han ikke ønsker at gemme, returneres han til administrations-hovedskærmen</text:p>
            </text:list-item>
            <text:list-item>
              <text:p text:style-name="P20"><text:soft-page-break/>Hvis han ønsker at gemme,<text:span text:style-name="T4"> bliver ændringerne persisteret</text:span>. <text:span text:style-name="T2">Herefter returneres der til administrations-hovedskærmen</text:span></text:p>
            </text:list-item>
          </text:list>
        </text:list-item>
      </text:list>
      <text:p text:style-name="P9"/>
      <text:p text:style-name="P29">Undtagelse <text:span text:style-name="T4">3</text:span>: <text:span text:style-name="T4">Administratoren tilkendegiver overfor systemet at han ønsker at gemme, men <text:s/>det er ikke muligt at persistere data.</text:span></text:p>
      <text:list xml:id="list7881234632761411141" text:style-name="L7">
        <text:list-item>
          <text:p text:style-name="P26">Administratoren bliver præsenteret for en besked, hvori han får at vide at data ikke kan persisteres.</text:p>
        </text:list-item>
        <text:list-item>
          <text:p text:style-name="P26">Der returneres til det sted administratoren arbejde<text:span text:style-name="T6">de</text:span>, hvor de ændringer han har foretaget, stadig er tilstede.</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9S</meta:editing-duration>
    <meta:editing-cycles>5</meta:editing-cycles>
    <meta:generator>LibreOffice/4.1.0.4$Windows_x86 LibreOffice_project/89ea49ddacd9aa532507cbf852f2bb22b1ace28</meta:generator>
    <dc:date>2013-09-11T12:07:39.581000000</dc:date>
    <meta:document-statistic meta:table-count="0" meta:image-count="0" meta:object-count="0" meta:page-count="3" meta:paragraph-count="45" meta:word-count="516" meta:character-count="3544" meta:non-whitespace-character-count="3086"/>
    <meta:user-defined meta:name="Info 1"/>
    <meta:user-defined meta:name="Info 2"/>
    <meta:user-defined meta:name="Info 3"/>
    <meta:user-defined meta:name="Info 4"/>
  </office:meta>
</office:document-meta>
</file>